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06a5" officeooo:paragraph-rsid="001206a5"/>
    </style:style>
    <style:style style:name="T1" style:family="text">
      <style:text-properties style:font-name="Liberation Serif1"/>
    </style:style>
    <style:style style:name="T2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º % [] -&gt;</text:span></text:p>
      <text:p text:style-name="P1"/>
      <text:p text:style-name="P1"/>
      <text:p text:style-name="P1">(Д<text:span text:style-name="T1">[колір=”червоний”]</text:span>)<text:span text:style-name="T1">[КД] <text:s/>-&gt; R1</text:span></text:p>
      <text:p text:style-name="P1"/>
      <text:p text:style-name="P1">(ОПД<text:span text:style-name="T1">[КД, КО]</text:span>)<text:span text:style-name="T1">[КД % КД]R1 -&gt; R2</text:span></text:p>
      <text:p text:style-name="P1"/>
      <text:p text:style-name="P1">[R2[КО ° КO]O)[прізвище] -&gt; Rez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0:52:30.799298753</meta:creation-date>
    <dc:date>2020-09-30T11:00:47.860964322</dc:date>
    <meta:editing-duration>PT8M18S</meta:editing-duration>
    <meta:editing-cycles>1</meta:editing-cycles>
    <meta:document-statistic meta:table-count="0" meta:image-count="0" meta:object-count="0" meta:page-count="1" meta:paragraph-count="4" meta:word-count="18" meta:character-count="102" meta:non-whitespace-character-count="87"/>
    <meta:generator>LibreOffice/6.4.5.2$Linux_X86_64 LibreOffice_project/40$Build-2</meta:generator>
  </office:meta>
</office:document-meta>
</file>